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52cm" svg:height="5.08cm" svg:x="0.365cm" svg:y="1.6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3.144cm" svg:height="2.069cm" svg:x="0.89cm" svg:y="3.071cm">
          <text:p text:style-name="P1"><text:span text:style-name="T1">Com Tas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4" draw:layer="layout" svg:width="3.568cm" svg:height="2.374cm" svg:x="10.132cm" svg:y="2.905cm">
          <text:p text:style-name="P1"><text:span text:style-name="T1">LWIP Task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id="id1" draw:layer="layout" svg:width="2.369cm" svg:height="1.019cm" svg:x="5.616cm" svg:y="2.521cm">
          <text:p text:style-name="P1"><text:span text:style-name="T2">Com 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2.902cm" svg:height="1.021cm" svg:x="5.718cm" svg:y="4.81cm">
          <text:p text:style-name="P1"><text:span text:style-name="T2">Http 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svg:x1="5.616cm" svg:y1="3.031cm" svg:x2="4.034cm" svg:y2="4.106cm" draw:start-shape="id1" draw:start-glue-point="5" draw:end-shape="id2" draw:end-glue-point="7" svg:d="m5616 3031h-670l-410 1075h-502">
          <text:p/>
        </draw:connector>
        <draw:connector draw:style-name="gr4" draw:text-style-name="P1" draw:layer="layout" draw:type="lines" svg:x1="4.034cm" svg:y1="4.106cm" svg:x2="5.718cm" svg:y2="5.321cm" draw:start-shape="id2" draw:start-glue-point="7" draw:end-shape="id3" draw:end-glue-point="5" svg:d="m4034 4106h502l681 1215h501">
          <text:p/>
        </draw:connector>
        <draw:connector draw:style-name="gr4" draw:text-style-name="P1" draw:layer="layout" draw:type="lines" svg:x1="8.62cm" svg:y1="5.321cm" svg:x2="10.132cm" svg:y2="4.092cm" draw:start-shape="id3" draw:start-glue-point="7" draw:end-shape="id4" draw:end-glue-point="5" svg:d="m8620 5321h502l509-1229h501">
          <text:p/>
        </draw:connector>
        <draw:connector draw:style-name="gr4" draw:text-style-name="P1" draw:layer="layout" draw:type="lines" svg:x1="10.047cm" svg:y1="3.829cm" svg:x2="7.985cm" svg:y2="3.031cm" draw:end-shape="id1" draw:end-glue-point="7" svg:d="m10047 3829v0l-1395-798h-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6T08:22:37</meta:creation-date>
    <dc:date>2010-05-07T10:56:20</dc:date>
    <meta:editing-duration>PT02H09M42S</meta:editing-duration>
    <meta:editing-cycles>18</meta:editing-cycles>
    <meta:generator>OpenOffice.org/3.2$Unix OpenOffice.org_project/320m12$Build-9483</meta:generator>
    <meta:document-statistic meta:object-count="9"/>
  </office:meta>
</office:document-meta>
</file>